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86155" text:style-name="L1">
        <text:list-item>
          <text:p text:style-name="P1"><text:span text:style-name="T2">Kickstarter Incentives</text:span></text:p>
          <text:list>
            <text:list-item>
              <text:p text:style-name="P2">Soundtrack</text:p>
            </text:list-item>
            <text:list-item>
              <text:p text:style-name="P2">Free Copy of the Game</text:p>
            </text:list-item>
            <text:list-item>
              <text:p text:style-name="P2">Beta Access</text:p>
            </text:list-item>
            <text:list-item>
              <text:p text:style-name="P2">Exclusive Parts</text:p>
            </text:list-item>
            <text:list-item>
              <text:p text:style-name="P2">PDF Artbook w/commentary</text:p>
            </text:list-item>
            <text:list-item>
              <text:p text:style-name="P2">Chat Interview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Fowler</meta:initial-creator>
    <meta:creation-date>2011-04-29T17:06:45.44</meta:creation-date>
    <meta:document-statistic meta:table-count="0" meta:image-count="0" meta:object-count="0" meta:page-count="1" meta:paragraph-count="7" meta:word-count="24" meta:character-count="124"/>
    <dc:date>2011-04-29T17:08:11.02</dc:date>
    <dc:creator>Christian Fowler</dc:creator>
    <meta:editing-duration>PT00H01M25S</meta:editing-duration>
    <meta:editing-cycles>1</meta:editing-cycles>
    <meta:generator>OpenOffice.org/3.2$Win32 OpenOffice.org_project/320m18$Build-9502</meta:generator>
  </office:meta>
</office:document-meta>
</file>